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9bff" officeooo:paragraph-rsid="00119bff"/>
    </style:style>
    <style:style style:name="P2" style:family="paragraph" style:parent-style-name="Standard">
      <style:text-properties officeooo:rsid="00152271" officeooo:paragraph-rsid="00152271"/>
    </style:style>
    <style:style style:name="P3" style:family="paragraph" style:parent-style-name="Standard" style:list-style-name="L1">
      <style:text-properties officeooo:rsid="00152271" officeooo:paragraph-rsid="00152271"/>
    </style:style>
    <style:style style:name="P4" style:family="paragraph" style:parent-style-name="Standard">
      <style:text-properties officeooo:rsid="00176363" officeooo:paragraph-rsid="00176363"/>
    </style:style>
    <style:style style:name="T1" style:family="text">
      <style:text-properties officeooo:rsid="0013373a"/>
    </style:style>
    <style:style style:name="T2" style:family="text">
      <style:text-properties officeooo:rsid="00150cbf"/>
    </style:style>
    <style:style style:name="T3" style:family="text">
      <style:text-properties officeooo:rsid="001578c8"/>
    </style:style>
    <style:style style:name="T4" style:family="text">
      <style:text-properties officeooo:rsid="00176363"/>
    </style:style>
    <style:style style:name="T5" style:family="text">
      <style:text-properties officeooo:rsid="00180bd1"/>
    </style:style>
    <style:style style:name="T6" style:family="text">
      <style:text-properties officeooo:rsid="0018f63e"/>
    </style:style>
    <style:style style:name="T7" style:family="text">
      <style:text-properties officeooo:rsid="001a1b8a"/>
    </style:style>
    <style:style style:name="T8" style:family="text">
      <style:text-properties officeooo:rsid="001bc38f"/>
    </style:style>
    <style:style style:name="T9" style:family="text">
      <style:text-properties officeooo:rsid="001d7321"/>
    </style:style>
    <style:style style:name="T10" style:family="text">
      <style:text-properties officeooo:rsid="002129c9"/>
    </style:style>
    <style:style style:name="T11" style:family="text">
      <style:text-properties officeooo:rsid="00214057"/>
    </style:style>
    <style:style style:name="T12" style:family="text">
      <style:text-properties officeooo:rsid="0024ba2c"/>
    </style:style>
    <style:style style:name="T13" style:family="text">
      <style:text-properties officeooo:rsid="0025a05b"/>
    </style:style>
    <style:style style:name="T14" style:family="text">
      <style:text-properties officeooo:rsid="00279d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name: “<text:span text:style-name="T13">CF Roulette”</text:span></text:p>
      <text:p text:style-name="P1"/>
      <text:p text:style-name="P1">Team members: <text:span text:style-name="T1">Mikhail Kapitov, Umarov Nodirbek</text:span></text:p>
      <text:p text:style-name="P1"/>
      <text:p text:style-name="P1">Group: <text:span text:style-name="T1">IT2-2208</text:span></text:p>
      <text:p text:style-name="P1"/>
      <text:p text:style-name="P1">Project idea: <text:span text:style-name="T9">CodeForces problem randomizer</text:span></text:p>
      <text:p text:style-name="P1"/>
      <text:p text:style-name="P1">Expected functionality: <text:span text:style-name="T2">Pick a random CodeForces problem with some custom criteria (Required tags, disallowed tags, custom rating range). </text:span><text:span text:style-name="T4">A section with problem/problems of the day: a problem/problems randomly picked for that day, </text:span><text:span text:style-name="T5">s</text:span><text:span text:style-name="T4">ame for all users </text:span><text:span text:style-name="T7">(Encourages interactions with the community </text:span><text:span text:style-name="T8">as well as daily practice</text:span><text:span text:style-name="T7">! :D)</text:span><text:span text:style-name="T4">. </text:span><text:span text:style-name="T6">A </text:span><text:span text:style-name="T5">ladder with custom-picked problems that advances as the user solves them. </text:span><text:span text:style-name="T9">Obv. a lot of CodeForces API interactions. </text:span><text:span text:style-name="T10">Maybe upcoming CodeForces round tracker. </text:span><text:span text:style-name="T11">Also maybe some stat </text:span><text:span text:style-name="T12">tracker</text:span><text:span text:style-name="T11">.</text:span></text:p>
      <text:p text:style-name="P1"/>
      <text:p text:style-name="P2">Inspirations:</text:p>
      <text:list text:style-name="L1">
        <text:list-item>
          <text:p text:style-name="P3"><text:a xlink:type="simple" xlink:href="https://codeforces.com/" text:style-name="Internet_20_link" text:visited-style-name="Visited_20_Internet_20_Link">https://codeforces.com</text:a></text:p>
        </text:list-item>
        <text:list-item>
          <text:p text:style-name="P3"><text:a xlink:type="simple" xlink:href="https://karimelghamry.github.io/Codeforces-Randomizer/" text:style-name="Internet_20_link" text:visited-style-name="Visited_20_Internet_20_Link">https://karimelghamry.github.io/Codeforces-Randomizer/</text:a></text:p>
        </text:list-item>
        <text:list-item>
          <text:p text:style-name="P3"><text:a xlink:type="simple" xlink:href="https://a2oj.netlify.app/ladders/" text:style-name="Internet_20_link" text:visited-style-name="Visited_20_Internet_20_Link">https://a2oj.netlify.app/ladders/</text:a> <text:span text:style-name="T3">(And its predecessors, and similar ones)</text:span></text:p>
        </text:list-item>
        <text:list-item>
          <text:p text:style-name="P3"><text:a xlink:type="simple" xlink:href="https://www.nytimes.com/games/wordle/index.html" text:style-name="Internet_20_link" text:visited-style-name="Visited_20_Internet_20_Link">https://www.nytimes.com/games/wordle/index.html</text:a></text:p>
        </text:list-item>
        <text:list-item>
          <text:p text:style-name="P3"><text:a xlink:type="simple" xlink:href="https://cfviz.netlify.app/" text:style-name="Internet_20_link" text:visited-style-name="Visited_20_Internet_20_Link">https://cfviz.netlify.app/</text:a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09:19:12.817241660</meta:creation-date>
    <dc:date>2025-03-15T10:03:30.267531187</dc:date>
    <meta:editing-duration>PT44M6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10" meta:character-count="887" meta:non-whitespace-character-count="793"/>
  </office:meta>
</office:document-meta>
</file>